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style:text-position="super 58%"/>
    </style:style>
    <style:style style:name="T7" style:family="text">
      <style:text-properties fo:color="#008000"/>
    </style:style>
    <style:style style:name="T8" style:family="text">
      <style:text-properties fo:color="#008000" style:text-position="super 58%"/>
    </style:style>
    <style:style style:name="fr1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fill-color="#00f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xemple 1:</text:p>
      <text:p text:style-name="Standard"><draw:ellipse text:anchor-type="paragraph" draw:z-index="0" draw:style-name="gr1" draw:text-style-name="P2" svg:width="0.639cm" svg:height="0.595cm" svg:x="10.52cm" svg:y="0.445cm"><text:p text:style-name="P2">2</text:p></draw:ellipse><draw:ellipse text:anchor-type="paragraph" draw:z-index="2" draw:style-name="gr2" draw:text-style-name="P2" svg:width="0.639cm" svg:height="0.595cm" svg:x="11.755cm" svg:y="0.427cm"><text:p text:style-name="P2">3</text:p></draw:ellipse><draw:ellipse text:anchor-type="paragraph" draw:z-index="1" draw:style-name="gr2" draw:text-style-name="P2" svg:width="0.639cm" svg:height="0.595cm" svg:x="12.857cm" svg:y="0.422cm"><text:p text:style-name="P2">4</text:p></draw:ellipse><draw:ellipse text:anchor-type="paragraph" draw:z-index="3" draw:style-name="gr2" draw:text-style-name="P2" svg:width="0.639cm" svg:height="0.595cm" svg:x="14.09cm" svg:y="0.45cm"><text:p text:style-name="P2">5</text:p></draw:ellipse><draw:ellipse text:anchor-type="paragraph" draw:z-index="4" draw:style-name="gr3" draw:text-style-name="P2" svg:width="0.639cm" svg:height="0.595cm" svg:x="9.372cm" svg:y="0.439cm"><text:p text:style-name="P2">1</text:p></draw:ellipse></text:p>
      <text:p text:style-name="Standard">Loteria: 5 bolles, 2 premis (<text:span text:style-name="T5">1</text:span><text:span text:style-name="T6">er</text:span><text:span text:style-name="T5"> premi</text:span> i <text:span text:style-name="T7">2</text:span><text:span text:style-name="T8">on</text:span><text:span text:style-name="T7"> premi</text:span>) <text:s text:c="12"/></text:p>
      <text:p text:style-name="Standard">Agafam 3 bolles</text:p>
      <text:p text:style-name="Standard"/>
      <text:p text:style-name="Standard">Resultats possibles (espai mostral):</text:p>
      <text:p text:style-name="Standard"/>
      <text:p text:style-name="Standard">Opció 1: <text:s/><text:span text:style-name="T1">Ω</text:span><text:span text:style-name="T1"> = { 0 premis, 1 premi, 2 premis} <text:s text:c="4"/>Successos </text:span><text:span text:style-name="T3">no equiprobables</text:span></text:p>
      <text:p text:style-name="Standard"><text:span text:style-name="T1"/></text:p>
      <text:p text:style-name="Standard"><draw:ellipse text:anchor-type="paragraph" draw:z-index="8" draw:style-name="gr2" draw:text-style-name="P2" svg:width="0.639cm" svg:height="0.595cm" svg:x="3.99cm" svg:y="0.452cm"><text:p text:style-name="P2">3</text:p></draw:ellipse><draw:ellipse text:anchor-type="paragraph" draw:z-index="7" draw:style-name="gr1" draw:text-style-name="P2" svg:width="0.639cm" svg:height="0.595cm" svg:x="3.351cm" svg:y="0.452cm"><text:p text:style-name="P2">2</text:p></draw:ellipse><draw:ellipse text:anchor-type="paragraph" draw:z-index="6" draw:style-name="gr3" draw:text-style-name="P2" svg:width="0.639cm" svg:height="0.595cm" svg:x="2.713cm" svg:y="0.452cm"><text:p text:style-name="P2">1</text:p></draw:ellipse><text:span text:style-name="T1"/></text:p>
      <text:p text:style-name="Standard"><draw:ellipse text:anchor-type="paragraph" draw:z-index="9" draw:style-name="gr3" draw:text-style-name="P2" svg:width="0.639cm" svg:height="0.595cm" svg:x="5.006cm" svg:y="0.03cm"><text:p text:style-name="P2">1</text:p></draw:ellipse><draw:ellipse text:anchor-type="paragraph" draw:z-index="11" draw:style-name="gr2" draw:text-style-name="P2" svg:width="0.639cm" svg:height="0.595cm" svg:x="5.644cm" svg:y="0.03cm"><text:p text:style-name="P2">3</text:p></draw:ellipse><draw:ellipse text:anchor-type="paragraph" draw:z-index="13" draw:style-name="gr1" draw:text-style-name="P2" svg:width="0.639cm" svg:height="0.595cm" svg:x="7.255cm" svg:y="0.005cm"><text:p text:style-name="P2">2</text:p></draw:ellipse><draw:ellipse text:anchor-type="paragraph" draw:z-index="14" draw:style-name="gr2" draw:text-style-name="P2" svg:width="0.639cm" svg:height="0.595cm" svg:x="8.532cm" svg:y="0.005cm"><text:p text:style-name="P2">3</text:p></draw:ellipse><draw:ellipse text:anchor-type="paragraph" draw:z-index="15" draw:style-name="gr3" draw:text-style-name="P2" svg:width="0.639cm" svg:height="0.595cm" svg:x="10.846cm" svg:y="0.049cm"><text:p text:style-name="P2">1</text:p></draw:ellipse><draw:ellipse text:anchor-type="paragraph" draw:z-index="17" draw:style-name="gr2" draw:text-style-name="P2" svg:width="0.639cm" svg:height="0.595cm" svg:x="10.208cm" svg:y="0.049cm"><text:p text:style-name="P2">3</text:p></draw:ellipse><draw:ellipse text:anchor-type="paragraph" draw:z-index="19" draw:style-name="gr1" draw:text-style-name="P2" svg:width="0.639cm" svg:height="0.595cm" svg:x="13.051cm" svg:y="0.034cm"><text:p text:style-name="P2">2</text:p></draw:ellipse><draw:ellipse text:anchor-type="paragraph" draw:z-index="20" draw:style-name="gr2" draw:text-style-name="P2" svg:width="0.639cm" svg:height="0.595cm" svg:x="11.774cm" svg:y="0.034cm"><text:p text:style-name="P2">3</text:p></draw:ellipse><draw:ellipse text:anchor-type="paragraph" draw:z-index="22" draw:style-name="gr1" draw:text-style-name="P2" svg:width="0.639cm" svg:height="0.595cm" svg:x="14.64cm" svg:y="0.011cm"><text:p text:style-name="P2">2</text:p></draw:ellipse><draw:ellipse text:anchor-type="paragraph" draw:z-index="23" draw:style-name="gr2" draw:text-style-name="P2" svg:width="0.639cm" svg:height="0.595cm" svg:x="14.002cm" svg:y="0.011cm"><text:p text:style-name="P2">3</text:p></draw:ellipse><draw:ellipse text:anchor-type="paragraph" draw:z-index="10" draw:style-name="gr1" draw:text-style-name="P2" svg:width="0.639cm" svg:height="0.595cm" svg:x="6.283cm" svg:y="0.03cm"><text:p text:style-name="P2">2</text:p></draw:ellipse><draw:ellipse text:anchor-type="paragraph" draw:z-index="12" draw:style-name="gr3" draw:text-style-name="P2" svg:width="0.639cm" svg:height="0.595cm" svg:x="7.893cm" svg:y="0.005cm"><text:p text:style-name="P2">1</text:p></draw:ellipse><draw:ellipse text:anchor-type="paragraph" draw:z-index="16" draw:style-name="gr1" draw:text-style-name="P2" svg:width="0.639cm" svg:height="0.595cm" svg:x="9.569cm" svg:y="0.049cm"><text:p text:style-name="P2">2</text:p></draw:ellipse><draw:ellipse text:anchor-type="paragraph" draw:z-index="18" draw:style-name="gr3" draw:text-style-name="P2" svg:width="0.639cm" svg:height="0.595cm" svg:x="12.412cm" svg:y="0.034cm"><text:p text:style-name="P2">1</text:p></draw:ellipse><draw:ellipse text:anchor-type="paragraph" draw:z-index="21" draw:style-name="gr3" draw:text-style-name="P2" svg:width="0.639cm" svg:height="0.595cm" svg:x="15.279cm" svg:y="0.011cm"><text:p text:style-name="P2">1</text:p></draw:ellipse><text:span text:style-name="T1">Opció 2: <text:s/></text:span><text:span text:style-name="T1">Ω</text:span><text:span text:style-name="T1"> = { <text:s text:c="19"/>, <text:s text:c="19"/>, <text:s text:c="20"/>, <text:s text:c="19"/>, <text:s text:c="19"/>, <text:s text:c="19"/>,</text:span></text:p>
      <text:p text:style-name="Standard"><text:span text:style-name="T1"/></text:p>
      <text:p text:style-name="Standard"><draw:ellipse text:anchor-type="paragraph" draw:z-index="41" draw:style-name="gr2" draw:text-style-name="P2" svg:width="0.639cm" svg:height="0.595cm" svg:x="14.046cm" svg:y="0.039cm"><text:p text:style-name="P2">4</text:p></draw:ellipse><draw:ellipse text:anchor-type="paragraph" draw:z-index="40" draw:style-name="gr1" draw:text-style-name="P2" svg:width="0.639cm" svg:height="0.595cm" svg:x="14.684cm" svg:y="0.039cm"><text:p text:style-name="P2">2</text:p></draw:ellipse><draw:ellipse text:anchor-type="paragraph" draw:z-index="39" draw:style-name="gr3" draw:text-style-name="P2" svg:width="0.639cm" svg:height="0.595cm" svg:x="15.323cm" svg:y="0.039cm"><text:p text:style-name="P2">1</text:p></draw:ellipse><draw:ellipse text:anchor-type="paragraph" draw:z-index="38" draw:style-name="gr2" draw:text-style-name="P2" svg:width="0.639cm" svg:height="0.595cm" svg:x="11.818cm" svg:y="0.062cm"><text:p text:style-name="P2">4</text:p></draw:ellipse><draw:ellipse text:anchor-type="paragraph" draw:z-index="37" draw:style-name="gr1" draw:text-style-name="P2" svg:width="0.639cm" svg:height="0.595cm" svg:x="13.095cm" svg:y="0.062cm"><text:p text:style-name="P2">2</text:p></draw:ellipse><draw:ellipse text:anchor-type="paragraph" draw:z-index="36" draw:style-name="gr3" draw:text-style-name="P2" svg:width="0.639cm" svg:height="0.595cm" svg:x="12.457cm" svg:y="0.062cm"><text:p text:style-name="P2">1</text:p></draw:ellipse><draw:ellipse text:anchor-type="paragraph" draw:z-index="35" draw:style-name="gr2" draw:text-style-name="P2" svg:width="0.639cm" svg:height="0.595cm" svg:x="10.252cm" svg:y="0.078cm"><text:p text:style-name="P2">4</text:p></draw:ellipse><draw:ellipse text:anchor-type="paragraph" draw:z-index="34" draw:style-name="gr1" draw:text-style-name="P2" svg:width="0.639cm" svg:height="0.595cm" svg:x="9.613cm" svg:y="0.078cm"><text:p text:style-name="P2">2</text:p></draw:ellipse><draw:ellipse text:anchor-type="paragraph" draw:z-index="33" draw:style-name="gr3" draw:text-style-name="P2" svg:width="0.639cm" svg:height="0.595cm" svg:x="10.89cm" svg:y="0.078cm"><text:p text:style-name="P2">1</text:p></draw:ellipse><draw:ellipse text:anchor-type="paragraph" draw:z-index="32" draw:style-name="gr2" draw:text-style-name="P2" svg:width="0.639cm" svg:height="0.595cm" svg:x="8.576cm" svg:y="0.034cm"><text:p text:style-name="P2">4</text:p></draw:ellipse><draw:ellipse text:anchor-type="paragraph" draw:z-index="31" draw:style-name="gr1" draw:text-style-name="P2" svg:width="0.639cm" svg:height="0.595cm" svg:x="7.299cm" svg:y="0.034cm"><text:p text:style-name="P2">2</text:p></draw:ellipse><draw:ellipse text:anchor-type="paragraph" draw:z-index="30" draw:style-name="gr3" draw:text-style-name="P2" svg:width="0.639cm" svg:height="0.595cm" svg:x="7.938cm" svg:y="0.034cm"><text:p text:style-name="P2">1</text:p></draw:ellipse><draw:ellipse text:anchor-type="paragraph" draw:z-index="29" draw:style-name="gr2" draw:text-style-name="P2" svg:width="0.639cm" svg:height="0.595cm" svg:x="5.689cm" svg:y="0.058cm"><text:p text:style-name="P2">4</text:p></draw:ellipse><draw:ellipse text:anchor-type="paragraph" draw:z-index="28" draw:style-name="gr1" draw:text-style-name="P2" svg:width="0.639cm" svg:height="0.595cm" svg:x="6.327cm" svg:y="0.058cm"><text:p text:style-name="P2">2</text:p></draw:ellipse><draw:ellipse text:anchor-type="paragraph" draw:z-index="27" draw:style-name="gr3" draw:text-style-name="P2" svg:width="0.639cm" svg:height="0.595cm" svg:x="5.05cm" svg:y="0.058cm"><text:p text:style-name="P2">1</text:p></draw:ellipse><draw:ellipse text:anchor-type="paragraph" draw:z-index="26" draw:style-name="gr2" draw:text-style-name="P2" svg:width="0.639cm" svg:height="0.595cm" svg:x="4.034cm" svg:y="0.028cm"><text:p text:style-name="P2">4</text:p></draw:ellipse><draw:ellipse text:anchor-type="paragraph" draw:z-index="25" draw:style-name="gr1" draw:text-style-name="P2" svg:width="0.639cm" svg:height="0.595cm" svg:x="3.395cm" svg:y="0.028cm"><text:p text:style-name="P2">2</text:p></draw:ellipse><draw:ellipse text:anchor-type="paragraph" draw:z-index="24" draw:style-name="gr3" draw:text-style-name="P2" svg:width="0.639cm" svg:height="0.595cm" svg:x="2.757cm" svg:y="0.028cm"><text:p text:style-name="P2">1</text:p></draw:ellipse><text:span text:style-name="T1"> <text:s text:c="44"/>, <text:s text:c="20"/>, <text:s text:c="20"/>, <text:s text:c="19"/>, <text:s text:c="19"/>, <text:s text:c="19"/>,</text:span></text:p>
      <text:p text:style-name="Standard"><text:span text:style-name="T1"/></text:p>
      <text:p text:style-name="Standard"><draw:ellipse text:anchor-type="paragraph" draw:z-index="59" draw:style-name="gr2" draw:text-style-name="P2" svg:width="0.639cm" svg:height="0.595cm" svg:x="14.046cm" svg:y="0.129cm"><text:p text:style-name="P2">5</text:p></draw:ellipse><draw:ellipse text:anchor-type="paragraph" draw:z-index="58" draw:style-name="gr1" draw:text-style-name="P2" svg:width="0.639cm" svg:height="0.595cm" svg:x="14.684cm" svg:y="0.129cm"><text:p text:style-name="P2">2</text:p></draw:ellipse><draw:ellipse text:anchor-type="paragraph" draw:z-index="57" draw:style-name="gr3" draw:text-style-name="P2" svg:width="0.639cm" svg:height="0.595cm" svg:x="15.323cm" svg:y="0.129cm"><text:p text:style-name="P2">1</text:p></draw:ellipse><draw:ellipse text:anchor-type="paragraph" draw:z-index="56" draw:style-name="gr2" draw:text-style-name="P2" svg:width="0.639cm" svg:height="0.595cm" svg:x="11.818cm" svg:y="0.152cm"><text:p text:style-name="P2">5</text:p></draw:ellipse><draw:ellipse text:anchor-type="paragraph" draw:z-index="55" draw:style-name="gr1" draw:text-style-name="P2" svg:width="0.639cm" svg:height="0.595cm" svg:x="13.095cm" svg:y="0.152cm"><text:p text:style-name="P2">2</text:p></draw:ellipse><draw:ellipse text:anchor-type="paragraph" draw:z-index="54" draw:style-name="gr3" draw:text-style-name="P2" svg:width="0.639cm" svg:height="0.595cm" svg:x="12.457cm" svg:y="0.152cm"><text:p text:style-name="P2">1</text:p></draw:ellipse><draw:ellipse text:anchor-type="paragraph" draw:z-index="53" draw:style-name="gr2" draw:text-style-name="P2" svg:width="0.639cm" svg:height="0.595cm" svg:x="10.252cm" svg:y="0.168cm"><text:p text:style-name="P2">5</text:p></draw:ellipse><draw:ellipse text:anchor-type="paragraph" draw:z-index="52" draw:style-name="gr1" draw:text-style-name="P2" svg:width="0.639cm" svg:height="0.595cm" svg:x="9.613cm" svg:y="0.168cm"><text:p text:style-name="P2">2</text:p></draw:ellipse><draw:ellipse text:anchor-type="paragraph" draw:z-index="51" draw:style-name="gr3" draw:text-style-name="P2" svg:width="0.639cm" svg:height="0.595cm" svg:x="10.89cm" svg:y="0.168cm"><text:p text:style-name="P2">1</text:p></draw:ellipse><draw:ellipse text:anchor-type="paragraph" draw:z-index="50" draw:style-name="gr2" draw:text-style-name="P2" svg:width="0.639cm" svg:height="0.595cm" svg:x="8.576cm" svg:y="0.123cm"><text:p text:style-name="P2">5</text:p></draw:ellipse><draw:ellipse text:anchor-type="paragraph" draw:z-index="49" draw:style-name="gr1" draw:text-style-name="P2" svg:width="0.639cm" svg:height="0.595cm" svg:x="7.299cm" svg:y="0.123cm"><text:p text:style-name="P2">2</text:p></draw:ellipse><draw:ellipse text:anchor-type="paragraph" draw:z-index="48" draw:style-name="gr3" draw:text-style-name="P2" svg:width="0.639cm" svg:height="0.595cm" svg:x="7.938cm" svg:y="0.123cm"><text:p text:style-name="P2">1</text:p></draw:ellipse><draw:ellipse text:anchor-type="paragraph" draw:z-index="47" draw:style-name="gr2" draw:text-style-name="P2" svg:width="0.639cm" svg:height="0.595cm" svg:x="5.689cm" svg:y="0.148cm"><text:p text:style-name="P2">5</text:p></draw:ellipse><draw:ellipse text:anchor-type="paragraph" draw:z-index="46" draw:style-name="gr1" draw:text-style-name="P2" svg:width="0.639cm" svg:height="0.595cm" svg:x="6.327cm" svg:y="0.148cm"><text:p text:style-name="P2">2</text:p></draw:ellipse><draw:ellipse text:anchor-type="paragraph" draw:z-index="45" draw:style-name="gr3" draw:text-style-name="P2" svg:width="0.639cm" svg:height="0.595cm" svg:x="5.05cm" svg:y="0.148cm"><text:p text:style-name="P2">1</text:p></draw:ellipse><draw:ellipse text:anchor-type="paragraph" draw:z-index="44" draw:style-name="gr2" draw:text-style-name="P2" svg:width="0.639cm" svg:height="0.595cm" svg:x="4.034cm" svg:y="0.118cm"><text:p text:style-name="P2">5</text:p></draw:ellipse><draw:ellipse text:anchor-type="paragraph" draw:z-index="43" draw:style-name="gr1" draw:text-style-name="P2" svg:width="0.639cm" svg:height="0.595cm" svg:x="3.395cm" svg:y="0.118cm"><text:p text:style-name="P2">2</text:p></draw:ellipse><draw:ellipse text:anchor-type="paragraph" draw:z-index="42" draw:style-name="gr3" draw:text-style-name="P2" svg:width="0.639cm" svg:height="0.595cm" svg:x="2.757cm" svg:y="0.118cm"><text:p text:style-name="P2">1</text:p></draw:ellipse><text:span text:style-name="T1"> <text:s text:c="45"/>, <text:s text:c="19"/>, <text:s text:c="20"/>, <text:s text:c="19"/>, <text:s text:c="19"/>, <text:s text:c="19"/>,</text:span></text:p>
      <text:p text:style-name="Standard"><text:span text:style-name="T1"/></text:p>
      <text:p text:style-name="Standard"><draw:ellipse text:anchor-type="paragraph" draw:z-index="60" draw:style-name="gr3" draw:text-style-name="P2" svg:width="0.639cm" svg:height="0.595cm" svg:x="2.757cm" svg:y="0.028cm"><text:p text:style-name="P2">1</text:p></draw:ellipse><draw:ellipse text:anchor-type="paragraph" draw:z-index="61" draw:style-name="gr4" draw:text-style-name="P2" svg:width="0.639cm" svg:height="0.595cm" svg:x="3.395cm" svg:y="0.028cm"><text:p text:style-name="P2">3</text:p></draw:ellipse><draw:ellipse text:anchor-type="paragraph" draw:z-index="62" draw:style-name="gr2" draw:text-style-name="P2" svg:width="0.639cm" svg:height="0.595cm" svg:x="4.034cm" svg:y="0.028cm"><text:p text:style-name="P2">4</text:p></draw:ellipse><draw:ellipse text:anchor-type="paragraph" draw:z-index="63" draw:style-name="gr3" draw:text-style-name="P2" svg:width="0.639cm" svg:height="0.595cm" svg:x="5.05cm" svg:y="0.058cm"><text:p text:style-name="P2">1</text:p></draw:ellipse><draw:ellipse text:anchor-type="paragraph" draw:z-index="64" draw:style-name="gr4" draw:text-style-name="P2" svg:width="0.639cm" svg:height="0.595cm" svg:x="6.327cm" svg:y="0.058cm"><text:p text:style-name="P2">3</text:p></draw:ellipse><draw:ellipse text:anchor-type="paragraph" draw:z-index="65" draw:style-name="gr2" draw:text-style-name="P2" svg:width="0.639cm" svg:height="0.595cm" svg:x="5.689cm" svg:y="0.058cm"><text:p text:style-name="P2">4</text:p></draw:ellipse><draw:ellipse text:anchor-type="paragraph" draw:z-index="66" draw:style-name="gr3" draw:text-style-name="P2" svg:width="0.639cm" svg:height="0.595cm" svg:x="7.938cm" svg:y="0.034cm"><text:p text:style-name="P2">1</text:p></draw:ellipse><draw:ellipse text:anchor-type="paragraph" draw:z-index="67" draw:style-name="gr4" draw:text-style-name="P2" svg:width="0.639cm" svg:height="0.595cm" svg:x="7.299cm" svg:y="0.034cm"><text:p text:style-name="P2">3</text:p></draw:ellipse><draw:ellipse text:anchor-type="paragraph" draw:z-index="68" draw:style-name="gr2" draw:text-style-name="P2" svg:width="0.639cm" svg:height="0.595cm" svg:x="8.576cm" svg:y="0.034cm"><text:p text:style-name="P2">4</text:p></draw:ellipse><draw:ellipse text:anchor-type="paragraph" draw:z-index="69" draw:style-name="gr3" draw:text-style-name="P2" svg:width="0.639cm" svg:height="0.595cm" svg:x="10.89cm" svg:y="0.078cm"><text:p text:style-name="P2">1</text:p></draw:ellipse><draw:ellipse text:anchor-type="paragraph" draw:z-index="70" draw:style-name="gr4" draw:text-style-name="P2" svg:width="0.639cm" svg:height="0.595cm" svg:x="9.613cm" svg:y="0.078cm"><text:p text:style-name="P2">3</text:p></draw:ellipse><draw:ellipse text:anchor-type="paragraph" draw:z-index="71" draw:style-name="gr2" draw:text-style-name="P2" svg:width="0.639cm" svg:height="0.595cm" svg:x="10.252cm" svg:y="0.078cm"><text:p text:style-name="P2">4</text:p></draw:ellipse><draw:ellipse text:anchor-type="paragraph" draw:z-index="72" draw:style-name="gr3" draw:text-style-name="P2" svg:width="0.639cm" svg:height="0.595cm" svg:x="12.457cm" svg:y="0.062cm"><text:p text:style-name="P2">1</text:p></draw:ellipse><draw:ellipse text:anchor-type="paragraph" draw:z-index="73" draw:style-name="gr4" draw:text-style-name="P2" svg:width="0.639cm" svg:height="0.595cm" svg:x="13.095cm" svg:y="0.062cm"><text:p text:style-name="P2">3</text:p></draw:ellipse><draw:ellipse text:anchor-type="paragraph" draw:z-index="74" draw:style-name="gr2" draw:text-style-name="P2" svg:width="0.639cm" svg:height="0.595cm" svg:x="11.818cm" svg:y="0.062cm"><text:p text:style-name="P2">4</text:p></draw:ellipse><draw:ellipse text:anchor-type="paragraph" draw:z-index="75" draw:style-name="gr3" draw:text-style-name="P2" svg:width="0.639cm" svg:height="0.595cm" svg:x="15.323cm" svg:y="0.039cm"><text:p text:style-name="P2">1</text:p></draw:ellipse><draw:ellipse text:anchor-type="paragraph" draw:z-index="76" draw:style-name="gr4" draw:text-style-name="P2" svg:width="0.639cm" svg:height="0.595cm" svg:x="14.684cm" svg:y="0.039cm"><text:p text:style-name="P2">3</text:p></draw:ellipse><draw:ellipse text:anchor-type="paragraph" draw:z-index="77" draw:style-name="gr2" draw:text-style-name="P2" svg:width="0.639cm" svg:height="0.595cm" svg:x="14.046cm" svg:y="0.039cm"><text:p text:style-name="P2">4</text:p></draw:ellipse><text:span text:style-name="T1"> <text:s text:c="45"/>, <text:s text:c="19"/>, <text:s text:c="20"/>, <text:s text:c="19"/>, <text:s text:c="19"/>, <text:s text:c="19"/>,</text:span></text:p>
      <text:p text:style-name="Standard"><text:span text:style-name="T1"/></text:p>
      <text:p text:style-name="Standard"><draw:ellipse text:anchor-type="paragraph" draw:z-index="78" draw:style-name="gr3" draw:text-style-name="P2" svg:width="0.639cm" svg:height="0.595cm" svg:x="2.757cm" svg:y="0.028cm"><text:p text:style-name="P2">1</text:p></draw:ellipse><draw:ellipse text:anchor-type="paragraph" draw:z-index="79" draw:style-name="gr4" draw:text-style-name="P2" svg:width="0.639cm" svg:height="0.595cm" svg:x="3.395cm" svg:y="0.028cm"><text:p text:style-name="P2">3</text:p></draw:ellipse><draw:ellipse text:anchor-type="paragraph" draw:z-index="80" draw:style-name="gr2" draw:text-style-name="P2" svg:width="0.639cm" svg:height="0.595cm" svg:x="4.034cm" svg:y="0.028cm"><text:p text:style-name="P2">5</text:p></draw:ellipse><draw:ellipse text:anchor-type="paragraph" draw:z-index="81" draw:style-name="gr3" draw:text-style-name="P2" svg:width="0.639cm" svg:height="0.595cm" svg:x="5.05cm" svg:y="0.058cm"><text:p text:style-name="P2">1</text:p></draw:ellipse><draw:ellipse text:anchor-type="paragraph" draw:z-index="82" draw:style-name="gr4" draw:text-style-name="P2" svg:width="0.639cm" svg:height="0.595cm" svg:x="6.327cm" svg:y="0.058cm"><text:p text:style-name="P2">3</text:p></draw:ellipse><draw:ellipse text:anchor-type="paragraph" draw:z-index="83" draw:style-name="gr2" draw:text-style-name="P2" svg:width="0.639cm" svg:height="0.595cm" svg:x="5.689cm" svg:y="0.058cm"><text:p text:style-name="P2">5</text:p></draw:ellipse><draw:ellipse text:anchor-type="paragraph" draw:z-index="84" draw:style-name="gr3" draw:text-style-name="P2" svg:width="0.639cm" svg:height="0.595cm" svg:x="7.938cm" svg:y="0.034cm"><text:p text:style-name="P2">1</text:p></draw:ellipse><draw:ellipse text:anchor-type="paragraph" draw:z-index="85" draw:style-name="gr4" draw:text-style-name="P2" svg:width="0.639cm" svg:height="0.595cm" svg:x="7.299cm" svg:y="0.034cm"><text:p text:style-name="P2">3</text:p></draw:ellipse><draw:ellipse text:anchor-type="paragraph" draw:z-index="86" draw:style-name="gr2" draw:text-style-name="P2" svg:width="0.639cm" svg:height="0.595cm" svg:x="8.576cm" svg:y="0.034cm"><text:p text:style-name="P2">5</text:p></draw:ellipse><draw:ellipse text:anchor-type="paragraph" draw:z-index="87" draw:style-name="gr3" draw:text-style-name="P2" svg:width="0.639cm" svg:height="0.595cm" svg:x="10.89cm" svg:y="0.078cm"><text:p text:style-name="P2">1</text:p></draw:ellipse><draw:ellipse text:anchor-type="paragraph" draw:z-index="88" draw:style-name="gr4" draw:text-style-name="P2" svg:width="0.639cm" svg:height="0.595cm" svg:x="9.613cm" svg:y="0.078cm"><text:p text:style-name="P2">3</text:p></draw:ellipse><draw:ellipse text:anchor-type="paragraph" draw:z-index="89" draw:style-name="gr2" draw:text-style-name="P2" svg:width="0.639cm" svg:height="0.595cm" svg:x="10.252cm" svg:y="0.078cm"><text:p text:style-name="P2">5</text:p></draw:ellipse><draw:ellipse text:anchor-type="paragraph" draw:z-index="90" draw:style-name="gr3" draw:text-style-name="P2" svg:width="0.639cm" svg:height="0.595cm" svg:x="12.457cm" svg:y="0.062cm"><text:p text:style-name="P2">1</text:p></draw:ellipse><draw:ellipse text:anchor-type="paragraph" draw:z-index="91" draw:style-name="gr4" draw:text-style-name="P2" svg:width="0.639cm" svg:height="0.595cm" svg:x="13.095cm" svg:y="0.062cm"><text:p text:style-name="P2">3</text:p></draw:ellipse><draw:ellipse text:anchor-type="paragraph" draw:z-index="92" draw:style-name="gr2" draw:text-style-name="P2" svg:width="0.639cm" svg:height="0.595cm" svg:x="11.818cm" svg:y="0.062cm"><text:p text:style-name="P2">5</text:p></draw:ellipse><draw:ellipse text:anchor-type="paragraph" draw:z-index="93" draw:style-name="gr3" draw:text-style-name="P2" svg:width="0.639cm" svg:height="0.595cm" svg:x="15.323cm" svg:y="0.039cm"><text:p text:style-name="P2">1</text:p></draw:ellipse><draw:ellipse text:anchor-type="paragraph" draw:z-index="94" draw:style-name="gr4" draw:text-style-name="P2" svg:width="0.639cm" svg:height="0.595cm" svg:x="14.684cm" svg:y="0.039cm"><text:p text:style-name="P2">3</text:p></draw:ellipse><draw:ellipse text:anchor-type="paragraph" draw:z-index="95" draw:style-name="gr2" draw:text-style-name="P2" svg:width="0.639cm" svg:height="0.595cm" svg:x="14.046cm" svg:y="0.039cm"><text:p text:style-name="P2">5</text:p></draw:ellipse><text:span text:style-name="T1"> <text:s text:c="45"/>, <text:s text:c="19"/>, <text:s text:c="20"/>, <text:s text:c="19"/>, <text:s text:c="19"/>, <text:s text:c="19"/>,</text:span></text:p>
      <text:p text:style-name="Standard"><text:span text:style-name="T1"/></text:p>
      <text:p text:style-name="Standard"><draw:ellipse text:anchor-type="paragraph" draw:z-index="96" draw:style-name="gr3" draw:text-style-name="P2" svg:width="0.639cm" svg:height="0.595cm" svg:x="2.757cm" svg:y="0.076cm"><text:p text:style-name="P2">1</text:p></draw:ellipse><draw:ellipse text:anchor-type="paragraph" draw:z-index="97" draw:style-name="gr4" draw:text-style-name="P2" svg:width="0.639cm" svg:height="0.595cm" svg:x="3.395cm" svg:y="0.076cm"><text:p text:style-name="P2">4</text:p></draw:ellipse><draw:ellipse text:anchor-type="paragraph" draw:z-index="98" draw:style-name="gr2" draw:text-style-name="P2" svg:width="0.639cm" svg:height="0.595cm" svg:x="4.034cm" svg:y="0.076cm"><text:p text:style-name="P2">5</text:p></draw:ellipse><draw:ellipse text:anchor-type="paragraph" draw:z-index="99" draw:style-name="gr3" draw:text-style-name="P2" svg:width="0.639cm" svg:height="0.595cm" svg:x="5.05cm" svg:y="0.106cm"><text:p text:style-name="P2">1</text:p></draw:ellipse><draw:ellipse text:anchor-type="paragraph" draw:z-index="100" draw:style-name="gr4" draw:text-style-name="P2" svg:width="0.639cm" svg:height="0.595cm" svg:x="6.327cm" svg:y="0.106cm"><text:p text:style-name="P2">4</text:p></draw:ellipse><draw:ellipse text:anchor-type="paragraph" draw:z-index="101" draw:style-name="gr2" draw:text-style-name="P2" svg:width="0.639cm" svg:height="0.595cm" svg:x="5.689cm" svg:y="0.106cm"><text:p text:style-name="P2">5</text:p></draw:ellipse><draw:ellipse text:anchor-type="paragraph" draw:z-index="102" draw:style-name="gr3" draw:text-style-name="P2" svg:width="0.639cm" svg:height="0.595cm" svg:x="7.938cm" svg:y="0.081cm"><text:p text:style-name="P2">1</text:p></draw:ellipse><draw:ellipse text:anchor-type="paragraph" draw:z-index="103" draw:style-name="gr4" draw:text-style-name="P2" svg:width="0.639cm" svg:height="0.595cm" svg:x="7.299cm" svg:y="0.081cm"><text:p text:style-name="P2">4</text:p></draw:ellipse><draw:ellipse text:anchor-type="paragraph" draw:z-index="104" draw:style-name="gr2" draw:text-style-name="P2" svg:width="0.639cm" svg:height="0.595cm" svg:x="8.576cm" svg:y="0.081cm"><text:p text:style-name="P2">5</text:p></draw:ellipse><draw:ellipse text:anchor-type="paragraph" draw:z-index="105" draw:style-name="gr3" draw:text-style-name="P2" svg:width="0.639cm" svg:height="0.595cm" svg:x="10.89cm" svg:y="0.125cm"><text:p text:style-name="P2">1</text:p></draw:ellipse><draw:ellipse text:anchor-type="paragraph" draw:z-index="106" draw:style-name="gr4" draw:text-style-name="P2" svg:width="0.639cm" svg:height="0.595cm" svg:x="9.613cm" svg:y="0.125cm"><text:p text:style-name="P2">4</text:p></draw:ellipse><draw:ellipse text:anchor-type="paragraph" draw:z-index="107" draw:style-name="gr2" draw:text-style-name="P2" svg:width="0.639cm" svg:height="0.595cm" svg:x="10.252cm" svg:y="0.125cm"><text:p text:style-name="P2">5</text:p></draw:ellipse><draw:ellipse text:anchor-type="paragraph" draw:z-index="108" draw:style-name="gr3" draw:text-style-name="P2" svg:width="0.639cm" svg:height="0.595cm" svg:x="12.457cm" svg:y="0.109cm"><text:p text:style-name="P2">1</text:p></draw:ellipse><draw:ellipse text:anchor-type="paragraph" draw:z-index="109" draw:style-name="gr4" draw:text-style-name="P2" svg:width="0.639cm" svg:height="0.595cm" svg:x="13.095cm" svg:y="0.109cm"><text:p text:style-name="P2">4</text:p></draw:ellipse><draw:ellipse text:anchor-type="paragraph" draw:z-index="110" draw:style-name="gr2" draw:text-style-name="P2" svg:width="0.639cm" svg:height="0.595cm" svg:x="11.818cm" svg:y="0.109cm"><text:p text:style-name="P2">5</text:p></draw:ellipse><draw:ellipse text:anchor-type="paragraph" draw:z-index="111" draw:style-name="gr3" draw:text-style-name="P2" svg:width="0.639cm" svg:height="0.595cm" svg:x="15.323cm" svg:y="0.086cm"><text:p text:style-name="P2">1</text:p></draw:ellipse><draw:ellipse text:anchor-type="paragraph" draw:z-index="112" draw:style-name="gr4" draw:text-style-name="P2" svg:width="0.639cm" svg:height="0.595cm" svg:x="14.684cm" svg:y="0.086cm"><text:p text:style-name="P2">4</text:p></draw:ellipse><draw:ellipse text:anchor-type="paragraph" draw:z-index="113" draw:style-name="gr2" draw:text-style-name="P2" svg:width="0.639cm" svg:height="0.595cm" svg:x="14.046cm" svg:y="0.086cm"><text:p text:style-name="P2">5</text:p></draw:ellipse><text:span text:style-name="T1"> <text:s text:c="45"/>, <text:s text:c="19"/>, <text:s text:c="20"/>, <text:s text:c="19"/>, <text:s text:c="19"/>, <text:s text:c="19"/>, </text:span></text:p>
      <text:p text:style-name="Standard"><text:span text:style-name="T1"/></text:p>
      <text:p text:style-name="Standard"><draw:ellipse text:anchor-type="paragraph" draw:z-index="131" draw:style-name="gr2" draw:text-style-name="P2" svg:width="0.639cm" svg:height="0.595cm" svg:x="14.046cm" svg:y="0.039cm"><text:p text:style-name="P2">4</text:p></draw:ellipse><draw:ellipse text:anchor-type="paragraph" draw:z-index="130" draw:style-name="gr4" draw:text-style-name="P2" svg:width="0.639cm" svg:height="0.595cm" svg:x="14.684cm" svg:y="0.039cm"><text:p text:style-name="P2">3</text:p></draw:ellipse><draw:ellipse text:anchor-type="paragraph" draw:z-index="129" draw:style-name="gr1" draw:text-style-name="P2" svg:width="0.639cm" svg:height="0.595cm" svg:x="15.323cm" svg:y="0.039cm"><text:p text:style-name="P2">2</text:p></draw:ellipse><draw:ellipse text:anchor-type="paragraph" draw:z-index="128" draw:style-name="gr2" draw:text-style-name="P2" svg:width="0.639cm" svg:height="0.595cm" svg:x="11.818cm" svg:y="0.062cm"><text:p text:style-name="P2">4</text:p></draw:ellipse><draw:ellipse text:anchor-type="paragraph" draw:z-index="127" draw:style-name="gr4" draw:text-style-name="P2" svg:width="0.639cm" svg:height="0.595cm" svg:x="13.095cm" svg:y="0.062cm"><text:p text:style-name="P2">3</text:p></draw:ellipse><draw:ellipse text:anchor-type="paragraph" draw:z-index="126" draw:style-name="gr1" draw:text-style-name="P2" svg:width="0.639cm" svg:height="0.595cm" svg:x="12.457cm" svg:y="0.062cm"><text:p text:style-name="P2">2</text:p></draw:ellipse><draw:ellipse text:anchor-type="paragraph" draw:z-index="125" draw:style-name="gr2" draw:text-style-name="P2" svg:width="0.639cm" svg:height="0.595cm" svg:x="10.252cm" svg:y="0.078cm"><text:p text:style-name="P2">4</text:p></draw:ellipse><draw:ellipse text:anchor-type="paragraph" draw:z-index="124" draw:style-name="gr4" draw:text-style-name="P2" svg:width="0.639cm" svg:height="0.595cm" svg:x="9.613cm" svg:y="0.078cm"><text:p text:style-name="P2">3</text:p></draw:ellipse><draw:ellipse text:anchor-type="paragraph" draw:z-index="123" draw:style-name="gr1" draw:text-style-name="P2" svg:width="0.639cm" svg:height="0.595cm" svg:x="10.89cm" svg:y="0.078cm"><text:p text:style-name="P2">2</text:p></draw:ellipse><draw:ellipse text:anchor-type="paragraph" draw:z-index="122" draw:style-name="gr2" draw:text-style-name="P2" svg:width="0.639cm" svg:height="0.595cm" svg:x="8.576cm" svg:y="0.034cm"><text:p text:style-name="P2">4</text:p></draw:ellipse><draw:ellipse text:anchor-type="paragraph" draw:z-index="121" draw:style-name="gr4" draw:text-style-name="P2" svg:width="0.639cm" svg:height="0.595cm" svg:x="7.299cm" svg:y="0.034cm"><text:p text:style-name="P2">3</text:p></draw:ellipse><draw:ellipse text:anchor-type="paragraph" draw:z-index="120" draw:style-name="gr1" draw:text-style-name="P2" svg:width="0.639cm" svg:height="0.595cm" svg:x="7.938cm" svg:y="0.034cm"><text:p text:style-name="P2">2</text:p></draw:ellipse><draw:ellipse text:anchor-type="paragraph" draw:z-index="119" draw:style-name="gr2" draw:text-style-name="P2" svg:width="0.639cm" svg:height="0.595cm" svg:x="5.689cm" svg:y="0.058cm"><text:p text:style-name="P2">4</text:p></draw:ellipse><draw:ellipse text:anchor-type="paragraph" draw:z-index="118" draw:style-name="gr4" draw:text-style-name="P2" svg:width="0.639cm" svg:height="0.595cm" svg:x="6.327cm" svg:y="0.058cm"><text:p text:style-name="P2">3</text:p></draw:ellipse><draw:ellipse text:anchor-type="paragraph" draw:z-index="117" draw:style-name="gr1" draw:text-style-name="P2" svg:width="0.639cm" svg:height="0.595cm" svg:x="5.05cm" svg:y="0.058cm"><text:p text:style-name="P2">2</text:p></draw:ellipse><draw:ellipse text:anchor-type="paragraph" draw:z-index="116" draw:style-name="gr2" draw:text-style-name="P2" svg:width="0.639cm" svg:height="0.595cm" svg:x="4.034cm" svg:y="0.028cm"><text:p text:style-name="P2">4</text:p></draw:ellipse><draw:ellipse text:anchor-type="paragraph" draw:z-index="115" draw:style-name="gr4" draw:text-style-name="P2" svg:width="0.639cm" svg:height="0.595cm" svg:x="3.395cm" svg:y="0.028cm"><text:p text:style-name="P2">3</text:p></draw:ellipse><draw:ellipse text:anchor-type="paragraph" draw:z-index="114" draw:style-name="gr1" draw:text-style-name="P2" svg:width="0.639cm" svg:height="0.595cm" svg:x="2.757cm" svg:y="0.028cm"><text:p text:style-name="P2">2</text:p></draw:ellipse><text:span text:style-name="T1"> <text:s text:c="45"/>, <text:s text:c="19"/>, <text:s text:c="20"/>, <text:s text:c="19"/>, <text:s text:c="19"/>, <text:s text:c="19"/>,</text:span></text:p>
      <text:p text:style-name="Standard"><text:span text:style-name="T1"/></text:p>
      <text:p text:style-name="Standard"><draw:ellipse text:anchor-type="paragraph" draw:z-index="149" draw:style-name="gr2" draw:text-style-name="P2" svg:width="0.639cm" svg:height="0.595cm" svg:x="14.046cm" svg:y="0.039cm"><text:p text:style-name="P2">5</text:p></draw:ellipse><draw:ellipse text:anchor-type="paragraph" draw:z-index="148" draw:style-name="gr4" draw:text-style-name="P2" svg:width="0.639cm" svg:height="0.595cm" svg:x="14.684cm" svg:y="0.039cm"><text:p text:style-name="P2">3</text:p></draw:ellipse><draw:ellipse text:anchor-type="paragraph" draw:z-index="147" draw:style-name="gr1" draw:text-style-name="P2" svg:width="0.639cm" svg:height="0.595cm" svg:x="15.323cm" svg:y="0.039cm"><text:p text:style-name="P2">2</text:p></draw:ellipse><draw:ellipse text:anchor-type="paragraph" draw:z-index="146" draw:style-name="gr2" draw:text-style-name="P2" svg:width="0.639cm" svg:height="0.595cm" svg:x="11.818cm" svg:y="0.062cm"><text:p text:style-name="P2">5</text:p></draw:ellipse><draw:ellipse text:anchor-type="paragraph" draw:z-index="145" draw:style-name="gr4" draw:text-style-name="P2" svg:width="0.639cm" svg:height="0.595cm" svg:x="13.095cm" svg:y="0.062cm"><text:p text:style-name="P2">3</text:p></draw:ellipse><draw:ellipse text:anchor-type="paragraph" draw:z-index="144" draw:style-name="gr1" draw:text-style-name="P2" svg:width="0.639cm" svg:height="0.595cm" svg:x="12.457cm" svg:y="0.062cm"><text:p text:style-name="P2">2</text:p></draw:ellipse><draw:ellipse text:anchor-type="paragraph" draw:z-index="143" draw:style-name="gr2" draw:text-style-name="P2" svg:width="0.639cm" svg:height="0.595cm" svg:x="10.252cm" svg:y="0.078cm"><text:p text:style-name="P2">5</text:p></draw:ellipse><draw:ellipse text:anchor-type="paragraph" draw:z-index="142" draw:style-name="gr4" draw:text-style-name="P2" svg:width="0.639cm" svg:height="0.595cm" svg:x="9.613cm" svg:y="0.078cm"><text:p text:style-name="P2">3</text:p></draw:ellipse><draw:ellipse text:anchor-type="paragraph" draw:z-index="141" draw:style-name="gr1" draw:text-style-name="P2" svg:width="0.639cm" svg:height="0.595cm" svg:x="10.89cm" svg:y="0.078cm"><text:p text:style-name="P2">2</text:p></draw:ellipse><draw:ellipse text:anchor-type="paragraph" draw:z-index="140" draw:style-name="gr2" draw:text-style-name="P2" svg:width="0.639cm" svg:height="0.595cm" svg:x="8.576cm" svg:y="0.034cm"><text:p text:style-name="P2">5</text:p></draw:ellipse><draw:ellipse text:anchor-type="paragraph" draw:z-index="139" draw:style-name="gr4" draw:text-style-name="P2" svg:width="0.639cm" svg:height="0.595cm" svg:x="7.299cm" svg:y="0.034cm"><text:p text:style-name="P2">3</text:p></draw:ellipse><draw:ellipse text:anchor-type="paragraph" draw:z-index="138" draw:style-name="gr1" draw:text-style-name="P2" svg:width="0.639cm" svg:height="0.595cm" svg:x="7.938cm" svg:y="0.034cm"><text:p text:style-name="P2">2</text:p></draw:ellipse><draw:ellipse text:anchor-type="paragraph" draw:z-index="137" draw:style-name="gr2" draw:text-style-name="P2" svg:width="0.639cm" svg:height="0.595cm" svg:x="5.689cm" svg:y="0.058cm"><text:p text:style-name="P2">5</text:p></draw:ellipse><draw:ellipse text:anchor-type="paragraph" draw:z-index="136" draw:style-name="gr4" draw:text-style-name="P2" svg:width="0.639cm" svg:height="0.595cm" svg:x="6.327cm" svg:y="0.058cm"><text:p text:style-name="P2">3</text:p></draw:ellipse><draw:ellipse text:anchor-type="paragraph" draw:z-index="135" draw:style-name="gr1" draw:text-style-name="P2" svg:width="0.639cm" svg:height="0.595cm" svg:x="5.05cm" svg:y="0.058cm"><text:p text:style-name="P2">2</text:p></draw:ellipse><draw:ellipse text:anchor-type="paragraph" draw:z-index="134" draw:style-name="gr2" draw:text-style-name="P2" svg:width="0.639cm" svg:height="0.595cm" svg:x="4.034cm" svg:y="0.028cm"><text:p text:style-name="P2">5</text:p></draw:ellipse><draw:ellipse text:anchor-type="paragraph" draw:z-index="133" draw:style-name="gr4" draw:text-style-name="P2" svg:width="0.639cm" svg:height="0.595cm" svg:x="3.395cm" svg:y="0.028cm"><text:p text:style-name="P2">3</text:p></draw:ellipse><draw:ellipse text:anchor-type="paragraph" draw:z-index="132" draw:style-name="gr1" draw:text-style-name="P2" svg:width="0.639cm" svg:height="0.595cm" svg:x="2.757cm" svg:y="0.028cm"><text:p text:style-name="P2">2</text:p></draw:ellipse><text:span text:style-name="T1"> <text:s text:c="45"/>, <text:s text:c="19"/>, <text:s text:c="20"/>, <text:s text:c="19"/>, <text:s text:c="19"/>, <text:s text:c="19"/>,</text:span></text:p>
      <text:p text:style-name="Standard"><text:span text:style-name="T1"/></text:p>
      <text:p text:style-name="Standard"><draw:ellipse text:anchor-type="paragraph" draw:z-index="167" draw:style-name="gr2" draw:text-style-name="P2" svg:width="0.639cm" svg:height="0.595cm" svg:x="14.046cm" svg:y="0.039cm"><text:p text:style-name="P2">5</text:p></draw:ellipse><draw:ellipse text:anchor-type="paragraph" draw:z-index="166" draw:style-name="gr4" draw:text-style-name="P2" svg:width="0.639cm" svg:height="0.595cm" svg:x="14.684cm" svg:y="0.039cm"><text:p text:style-name="P2">4</text:p></draw:ellipse><draw:ellipse text:anchor-type="paragraph" draw:z-index="165" draw:style-name="gr1" draw:text-style-name="P2" svg:width="0.639cm" svg:height="0.595cm" svg:x="15.323cm" svg:y="0.039cm"><text:p text:style-name="P2">2</text:p></draw:ellipse><draw:ellipse text:anchor-type="paragraph" draw:z-index="164" draw:style-name="gr2" draw:text-style-name="P2" svg:width="0.639cm" svg:height="0.595cm" svg:x="11.818cm" svg:y="0.062cm"><text:p text:style-name="P2">5</text:p></draw:ellipse><draw:ellipse text:anchor-type="paragraph" draw:z-index="163" draw:style-name="gr4" draw:text-style-name="P2" svg:width="0.639cm" svg:height="0.595cm" svg:x="13.095cm" svg:y="0.062cm"><text:p text:style-name="P2">4</text:p></draw:ellipse><draw:ellipse text:anchor-type="paragraph" draw:z-index="162" draw:style-name="gr1" draw:text-style-name="P2" svg:width="0.639cm" svg:height="0.595cm" svg:x="12.457cm" svg:y="0.062cm"><text:p text:style-name="P2">2</text:p></draw:ellipse><draw:ellipse text:anchor-type="paragraph" draw:z-index="161" draw:style-name="gr2" draw:text-style-name="P2" svg:width="0.639cm" svg:height="0.595cm" svg:x="10.252cm" svg:y="0.078cm"><text:p text:style-name="P2">5</text:p></draw:ellipse><draw:ellipse text:anchor-type="paragraph" draw:z-index="160" draw:style-name="gr4" draw:text-style-name="P2" svg:width="0.639cm" svg:height="0.595cm" svg:x="9.613cm" svg:y="0.078cm"><text:p text:style-name="P2">4</text:p></draw:ellipse><draw:ellipse text:anchor-type="paragraph" draw:z-index="159" draw:style-name="gr1" draw:text-style-name="P2" svg:width="0.639cm" svg:height="0.595cm" svg:x="10.89cm" svg:y="0.078cm"><text:p text:style-name="P2">2</text:p></draw:ellipse><draw:ellipse text:anchor-type="paragraph" draw:z-index="158" draw:style-name="gr2" draw:text-style-name="P2" svg:width="0.639cm" svg:height="0.595cm" svg:x="8.576cm" svg:y="0.034cm"><text:p text:style-name="P2">5</text:p></draw:ellipse><draw:ellipse text:anchor-type="paragraph" draw:z-index="157" draw:style-name="gr4" draw:text-style-name="P2" svg:width="0.639cm" svg:height="0.595cm" svg:x="7.299cm" svg:y="0.034cm"><text:p text:style-name="P2">4</text:p></draw:ellipse><draw:ellipse text:anchor-type="paragraph" draw:z-index="156" draw:style-name="gr1" draw:text-style-name="P2" svg:width="0.639cm" svg:height="0.595cm" svg:x="7.938cm" svg:y="0.034cm"><text:p text:style-name="P2">2</text:p></draw:ellipse><draw:ellipse text:anchor-type="paragraph" draw:z-index="155" draw:style-name="gr2" draw:text-style-name="P2" svg:width="0.639cm" svg:height="0.595cm" svg:x="5.689cm" svg:y="0.058cm"><text:p text:style-name="P2">5</text:p></draw:ellipse><draw:ellipse text:anchor-type="paragraph" draw:z-index="154" draw:style-name="gr4" draw:text-style-name="P2" svg:width="0.639cm" svg:height="0.595cm" svg:x="6.327cm" svg:y="0.058cm"><text:p text:style-name="P2">4</text:p></draw:ellipse><draw:ellipse text:anchor-type="paragraph" draw:z-index="153" draw:style-name="gr1" draw:text-style-name="P2" svg:width="0.639cm" svg:height="0.595cm" svg:x="5.05cm" svg:y="0.058cm"><text:p text:style-name="P2">2</text:p></draw:ellipse><draw:ellipse text:anchor-type="paragraph" draw:z-index="152" draw:style-name="gr2" draw:text-style-name="P2" svg:width="0.639cm" svg:height="0.595cm" svg:x="4.034cm" svg:y="0.028cm"><text:p text:style-name="P2">5</text:p></draw:ellipse><draw:ellipse text:anchor-type="paragraph" draw:z-index="151" draw:style-name="gr4" draw:text-style-name="P2" svg:width="0.639cm" svg:height="0.595cm" svg:x="3.395cm" svg:y="0.028cm"><text:p text:style-name="P2">4</text:p></draw:ellipse><draw:ellipse text:anchor-type="paragraph" draw:z-index="150" draw:style-name="gr1" draw:text-style-name="P2" svg:width="0.639cm" svg:height="0.595cm" svg:x="2.757cm" svg:y="0.028cm"><text:p text:style-name="P2">2</text:p></draw:ellipse><text:span text:style-name="T1"> <text:s text:c="45"/>, <text:s text:c="19"/>, <text:s text:c="20"/>, <text:s text:c="19"/>, <text:s text:c="19"/>, <text:s text:c="19"/>,</text:span></text:p>
      <text:p text:style-name="Standard"><text:span text:style-name="T1"/></text:p>
      <text:p text:style-name="Standard"><draw:ellipse text:anchor-type="paragraph" draw:z-index="168" draw:style-name="gr4" draw:text-style-name="P2" svg:width="0.639cm" svg:height="0.595cm" svg:x="2.757cm" svg:y="0.028cm"><text:p text:style-name="P2">3</text:p></draw:ellipse><draw:ellipse text:anchor-type="paragraph" draw:z-index="169" draw:style-name="gr4" draw:text-style-name="P2" svg:width="0.639cm" svg:height="0.595cm" svg:x="3.395cm" svg:y="0.028cm"><text:p text:style-name="P2">4</text:p></draw:ellipse><draw:ellipse text:anchor-type="paragraph" draw:z-index="170" draw:style-name="gr2" draw:text-style-name="P2" svg:width="0.639cm" svg:height="0.595cm" svg:x="4.034cm" svg:y="0.028cm"><text:p text:style-name="P2">5</text:p></draw:ellipse><draw:ellipse text:anchor-type="paragraph" draw:z-index="171" draw:style-name="gr4" draw:text-style-name="P2" svg:width="0.639cm" svg:height="0.595cm" svg:x="5.05cm" svg:y="0.058cm"><text:p text:style-name="P2">3</text:p></draw:ellipse><draw:ellipse text:anchor-type="paragraph" draw:z-index="172" draw:style-name="gr4" draw:text-style-name="P2" svg:width="0.639cm" svg:height="0.595cm" svg:x="6.327cm" svg:y="0.058cm"><text:p text:style-name="P2">4</text:p></draw:ellipse><draw:ellipse text:anchor-type="paragraph" draw:z-index="173" draw:style-name="gr2" draw:text-style-name="P2" svg:width="0.639cm" svg:height="0.595cm" svg:x="5.689cm" svg:y="0.058cm"><text:p text:style-name="P2">5</text:p></draw:ellipse><draw:ellipse text:anchor-type="paragraph" draw:z-index="174" draw:style-name="gr4" draw:text-style-name="P2" svg:width="0.639cm" svg:height="0.595cm" svg:x="7.938cm" svg:y="0.034cm"><text:p text:style-name="P2">3</text:p></draw:ellipse><draw:ellipse text:anchor-type="paragraph" draw:z-index="175" draw:style-name="gr4" draw:text-style-name="P2" svg:width="0.639cm" svg:height="0.595cm" svg:x="7.299cm" svg:y="0.034cm"><text:p text:style-name="P2">4</text:p></draw:ellipse><draw:ellipse text:anchor-type="paragraph" draw:z-index="176" draw:style-name="gr2" draw:text-style-name="P2" svg:width="0.639cm" svg:height="0.595cm" svg:x="8.576cm" svg:y="0.034cm"><text:p text:style-name="P2">5</text:p></draw:ellipse><draw:ellipse text:anchor-type="paragraph" draw:z-index="177" draw:style-name="gr4" draw:text-style-name="P2" svg:width="0.639cm" svg:height="0.595cm" svg:x="10.89cm" svg:y="0.078cm"><text:p text:style-name="P2">3</text:p></draw:ellipse><draw:ellipse text:anchor-type="paragraph" draw:z-index="178" draw:style-name="gr4" draw:text-style-name="P2" svg:width="0.639cm" svg:height="0.595cm" svg:x="9.613cm" svg:y="0.078cm"><text:p text:style-name="P2">4</text:p></draw:ellipse><draw:ellipse text:anchor-type="paragraph" draw:z-index="179" draw:style-name="gr2" draw:text-style-name="P2" svg:width="0.639cm" svg:height="0.595cm" svg:x="10.252cm" svg:y="0.078cm"><text:p text:style-name="P2">5</text:p></draw:ellipse><draw:ellipse text:anchor-type="paragraph" draw:z-index="180" draw:style-name="gr4" draw:text-style-name="P2" svg:width="0.639cm" svg:height="0.595cm" svg:x="12.457cm" svg:y="0.062cm"><text:p text:style-name="P2">3</text:p></draw:ellipse><draw:ellipse text:anchor-type="paragraph" draw:z-index="181" draw:style-name="gr4" draw:text-style-name="P2" svg:width="0.639cm" svg:height="0.595cm" svg:x="13.095cm" svg:y="0.062cm"><text:p text:style-name="P2">4</text:p></draw:ellipse><draw:ellipse text:anchor-type="paragraph" draw:z-index="182" draw:style-name="gr2" draw:text-style-name="P2" svg:width="0.639cm" svg:height="0.595cm" svg:x="11.818cm" svg:y="0.062cm"><text:p text:style-name="P2">5</text:p></draw:ellipse><draw:ellipse text:anchor-type="paragraph" draw:z-index="183" draw:style-name="gr4" draw:text-style-name="P2" svg:width="0.639cm" svg:height="0.595cm" svg:x="15.323cm" svg:y="0.039cm"><text:p text:style-name="P2">3</text:p></draw:ellipse><draw:ellipse text:anchor-type="paragraph" draw:z-index="184" draw:style-name="gr4" draw:text-style-name="P2" svg:width="0.639cm" svg:height="0.595cm" svg:x="14.684cm" svg:y="0.039cm"><text:p text:style-name="P2">4</text:p></draw:ellipse><draw:ellipse text:anchor-type="paragraph" draw:z-index="185" draw:style-name="gr2" draw:text-style-name="P2" svg:width="0.639cm" svg:height="0.595cm" svg:x="14.046cm" svg:y="0.039cm"><text:p text:style-name="P2">5</text:p></draw:ellipse><text:span text:style-name="T1"> <text:s text:c="45"/>, <text:s text:c="19"/>, <text:s text:c="20"/>, <text:s text:c="19"/>, <text:s text:c="19"/>, <text:s text:c="21"/>}</text:span></text:p>
      <text:p text:style-name="Standard"><text:span text:style-name="T1"/></text:p>
      <text:p text:style-name="Standard"><text:span text:style-name="T1"/></text:p>
      <text:p text:style-name="Standard"><text:span text:style-name="T1"><text:tab/>L'ordre importa: per a cada “jugada” es tenen en compte les maneres de col.locar les <text:tab/>bolles.</text:span></text:p>
      <text:p text:style-name="Standard"><text:span text:style-name="T1"/></text:p>
      <text:p text:style-name="Standard"><text:span text:style-name="T1"><text:s/><text:tab/>Es tenen en compte totes les maneres en què poden passar els successos “0 premis”, “1 <text:tab/>premi”, “2 premis”: successos </text:span><text:span text:style-name="T3">equiprobables 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2" text:anchor-type="as-char" svg:width="4.93cm" svg:height="1.014cm" draw:z-index="5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1" text:anchor-type="as-char" svg:width="6.525cm" svg:height="1.05cm" draw:z-index="22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3" text:anchor-type="as-char" svg:width="6.318cm" svg:height="1.051cm" draw:z-index="22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4" text:anchor-type="as-char" svg:width="6.528cm" svg:height="1.051cm" draw:z-index="22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5" text:anchor-type="as-char" svg:width="6.74cm" svg:height="1.051cm" draw:z-index="22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Standard"><text:span text:style-name="T1"/></text:p>
      <text:p text:style-name="Standard"><text:soft-page-break/><text:span text:style-name="T3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ellipse text:anchor-type="paragraph" draw:z-index="191" draw:style-name="gr3" draw:text-style-name="P2" svg:width="0.639cm" svg:height="0.595cm" svg:x="2.713cm" svg:y="0.176cm"><text:p text:style-name="P2">1</text:p></draw:ellipse><draw:ellipse text:anchor-type="paragraph" draw:z-index="192" draw:style-name="gr1" draw:text-style-name="P2" svg:width="0.639cm" svg:height="0.595cm" svg:x="3.351cm" svg:y="0.176cm"><text:p text:style-name="P2">2</text:p></draw:ellipse><draw:ellipse text:anchor-type="paragraph" draw:z-index="193" draw:style-name="gr2" draw:text-style-name="P2" svg:width="0.639cm" svg:height="0.595cm" svg:x="3.99cm" svg:y="0.176cm"><text:p text:style-name="P2">3</text:p></draw:ellipse><text:span text:style-name="T1">Opció 3: <text:s/></text:span><text:span text:style-name="T1">Ω</text:span><text:span text:style-name="T1"> = { <text:s text:c="19"/>, <text:s text:c="2"/></text:span></text:p>
      <text:p text:style-name="Standard"><text:span text:style-name="T1"/></text:p>
      <text:p text:style-name="Standard"><draw:ellipse text:anchor-type="paragraph" draw:z-index="194" draw:style-name="gr3" draw:text-style-name="P2" svg:width="0.639cm" svg:height="0.595cm" svg:x="2.757cm" svg:y="0.028cm"><text:p text:style-name="P2">1</text:p></draw:ellipse><draw:ellipse text:anchor-type="paragraph" draw:z-index="195" draw:style-name="gr1" draw:text-style-name="P2" svg:width="0.639cm" svg:height="0.595cm" svg:x="3.395cm" svg:y="0.028cm"><text:p text:style-name="P2">2</text:p></draw:ellipse><draw:ellipse text:anchor-type="paragraph" draw:z-index="196" draw:style-name="gr2" draw:text-style-name="P2" svg:width="0.639cm" svg:height="0.595cm" svg:x="4.034cm" svg:y="0.028cm"><text:p text:style-name="P2">4</text:p></draw:ellipse><text:span text:style-name="T1"> <text:s text:c="44"/>, <text:s/></text:span></text:p>
      <text:p text:style-name="Standard"><text:span text:style-name="T1"/></text:p>
      <text:p text:style-name="Standard"><draw:ellipse text:anchor-type="paragraph" draw:z-index="197" draw:style-name="gr3" draw:text-style-name="P2" svg:width="0.639cm" svg:height="0.595cm" svg:x="2.757cm" svg:y="0.118cm"><text:p text:style-name="P2">1</text:p></draw:ellipse><draw:ellipse text:anchor-type="paragraph" draw:z-index="198" draw:style-name="gr1" draw:text-style-name="P2" svg:width="0.639cm" svg:height="0.595cm" svg:x="3.395cm" svg:y="0.118cm"><text:p text:style-name="P2">2</text:p></draw:ellipse><draw:ellipse text:anchor-type="paragraph" draw:z-index="199" draw:style-name="gr2" draw:text-style-name="P2" svg:width="0.639cm" svg:height="0.595cm" svg:x="4.034cm" svg:y="0.118cm"><text:p text:style-name="P2">5</text:p></draw:ellipse><text:span text:style-name="T1"> <text:s text:c="45"/>, <text:s text:c="2"/></text:span></text:p>
      <text:p text:style-name="Standard"><text:span text:style-name="T1"/></text:p>
      <text:p text:style-name="Standard"><draw:ellipse text:anchor-type="paragraph" draw:z-index="200" draw:style-name="gr3" draw:text-style-name="P2" svg:width="0.639cm" svg:height="0.595cm" svg:x="2.757cm" svg:y="0.028cm"><text:p text:style-name="P2">1</text:p></draw:ellipse><draw:ellipse text:anchor-type="paragraph" draw:z-index="201" draw:style-name="gr4" draw:text-style-name="P2" svg:width="0.639cm" svg:height="0.595cm" svg:x="3.395cm" svg:y="0.028cm"><text:p text:style-name="P2">3</text:p></draw:ellipse><draw:ellipse text:anchor-type="paragraph" draw:z-index="202" draw:style-name="gr2" draw:text-style-name="P2" svg:width="0.639cm" svg:height="0.595cm" svg:x="4.034cm" svg:y="0.028cm"><text:p text:style-name="P2">4</text:p></draw:ellipse><text:span text:style-name="T1"> <text:s text:c="45"/>, <text:s text:c="2"/></text:span></text:p>
      <text:p text:style-name="Standard"><text:span text:style-name="T1"/></text:p>
      <text:p text:style-name="Standard"><draw:ellipse text:anchor-type="paragraph" draw:z-index="203" draw:style-name="gr3" draw:text-style-name="P2" svg:width="0.639cm" svg:height="0.595cm" svg:x="2.757cm" svg:y="0.028cm"><text:p text:style-name="P2">1</text:p></draw:ellipse><draw:ellipse text:anchor-type="paragraph" draw:z-index="204" draw:style-name="gr4" draw:text-style-name="P2" svg:width="0.639cm" svg:height="0.595cm" svg:x="3.395cm" svg:y="0.028cm"><text:p text:style-name="P2">3</text:p></draw:ellipse><draw:ellipse text:anchor-type="paragraph" draw:z-index="205" draw:style-name="gr2" draw:text-style-name="P2" svg:width="0.639cm" svg:height="0.595cm" svg:x="4.034cm" svg:y="0.028cm"><text:p text:style-name="P2">5</text:p></draw:ellipse><text:span text:style-name="T1"> <text:s text:c="45"/>, <text:s/></text:span></text:p>
      <text:p text:style-name="Standard"><text:span text:style-name="T1"/></text:p>
      <text:p text:style-name="Standard"><draw:ellipse text:anchor-type="paragraph" draw:z-index="206" draw:style-name="gr3" draw:text-style-name="P2" svg:width="0.639cm" svg:height="0.595cm" svg:x="2.757cm" svg:y="0.076cm"><text:p text:style-name="P2">1</text:p></draw:ellipse><draw:ellipse text:anchor-type="paragraph" draw:z-index="207" draw:style-name="gr4" draw:text-style-name="P2" svg:width="0.639cm" svg:height="0.595cm" svg:x="3.395cm" svg:y="0.076cm"><text:p text:style-name="P2">4</text:p></draw:ellipse><draw:ellipse text:anchor-type="paragraph" draw:z-index="208" draw:style-name="gr2" draw:text-style-name="P2" svg:width="0.639cm" svg:height="0.595cm" svg:x="4.034cm" svg:y="0.076cm"><text:p text:style-name="P2">5</text:p></draw:ellipse><text:span text:style-name="T1"> <text:s text:c="45"/>, <text:s text:c="2"/></text:span></text:p>
      <text:p text:style-name="Standard"><text:span text:style-name="T1"/></text:p>
      <text:p text:style-name="Standard"><draw:ellipse text:anchor-type="paragraph" draw:z-index="209" draw:style-name="gr1" draw:text-style-name="P2" svg:width="0.639cm" svg:height="0.595cm" svg:x="2.757cm" svg:y="0.028cm"><text:p text:style-name="P2">2</text:p></draw:ellipse><draw:ellipse text:anchor-type="paragraph" draw:z-index="210" draw:style-name="gr4" draw:text-style-name="P2" svg:width="0.639cm" svg:height="0.595cm" svg:x="3.395cm" svg:y="0.028cm"><text:p text:style-name="P2">3</text:p></draw:ellipse><draw:ellipse text:anchor-type="paragraph" draw:z-index="211" draw:style-name="gr2" draw:text-style-name="P2" svg:width="0.639cm" svg:height="0.595cm" svg:x="4.034cm" svg:y="0.028cm"><text:p text:style-name="P2">4</text:p></draw:ellipse><text:span text:style-name="T1"> <text:s text:c="45"/>, <text:s/></text:span></text:p>
      <text:p text:style-name="Standard"><text:span text:style-name="T1"/></text:p>
      <text:p text:style-name="Standard"><draw:ellipse text:anchor-type="paragraph" draw:z-index="212" draw:style-name="gr1" draw:text-style-name="P2" svg:width="0.639cm" svg:height="0.595cm" svg:x="2.757cm" svg:y="0.028cm"><text:p text:style-name="P2">2</text:p></draw:ellipse><draw:ellipse text:anchor-type="paragraph" draw:z-index="213" draw:style-name="gr4" draw:text-style-name="P2" svg:width="0.639cm" svg:height="0.595cm" svg:x="3.395cm" svg:y="0.028cm"><text:p text:style-name="P2">3</text:p></draw:ellipse><draw:ellipse text:anchor-type="paragraph" draw:z-index="214" draw:style-name="gr2" draw:text-style-name="P2" svg:width="0.639cm" svg:height="0.595cm" svg:x="4.034cm" svg:y="0.028cm"><text:p text:style-name="P2">5</text:p></draw:ellipse><text:span text:style-name="T1"> <text:s text:c="45"/>, <text:s text:c="2"/></text:span></text:p>
      <text:p text:style-name="Standard"><text:span text:style-name="T1"/></text:p>
      <text:p text:style-name="Standard"><draw:ellipse text:anchor-type="paragraph" draw:z-index="215" draw:style-name="gr1" draw:text-style-name="P2" svg:width="0.639cm" svg:height="0.595cm" svg:x="2.757cm" svg:y="0.028cm"><text:p text:style-name="P2">2</text:p></draw:ellipse><draw:ellipse text:anchor-type="paragraph" draw:z-index="216" draw:style-name="gr4" draw:text-style-name="P2" svg:width="0.639cm" svg:height="0.595cm" svg:x="3.395cm" svg:y="0.028cm"><text:p text:style-name="P2">4</text:p></draw:ellipse><draw:ellipse text:anchor-type="paragraph" draw:z-index="217" draw:style-name="gr2" draw:text-style-name="P2" svg:width="0.639cm" svg:height="0.595cm" svg:x="4.034cm" svg:y="0.028cm"><text:p text:style-name="P2">5</text:p></draw:ellipse><text:span text:style-name="T1"> <text:s text:c="45"/>, <text:s text:c="2"/></text:span></text:p>
      <text:p text:style-name="Standard"><text:span text:style-name="T1"/></text:p>
      <text:p text:style-name="Standard"><draw:ellipse text:anchor-type="paragraph" draw:z-index="218" draw:style-name="gr4" draw:text-style-name="P2" svg:width="0.639cm" svg:height="0.595cm" svg:x="2.757cm" svg:y="0.028cm"><text:p text:style-name="P2">3</text:p></draw:ellipse><draw:ellipse text:anchor-type="paragraph" draw:z-index="219" draw:style-name="gr4" draw:text-style-name="P2" svg:width="0.639cm" svg:height="0.595cm" svg:x="3.395cm" svg:y="0.028cm"><text:p text:style-name="P2">4</text:p></draw:ellipse><draw:ellipse text:anchor-type="paragraph" draw:z-index="220" draw:style-name="gr2" draw:text-style-name="P2" svg:width="0.639cm" svg:height="0.595cm" svg:x="4.034cm" svg:y="0.028cm"><text:p text:style-name="P2">5</text:p></draw:ellipse><text:span text:style-name="T1"> <text:s text:c="45"/>}</text:span></text:p>
      <text:p text:style-name="Standard"><text:span text:style-name="T1"/></text:p>
      <text:p text:style-name="Standard"><text:span text:style-name="T1"/></text:p>
      <text:p text:style-name="Standard"><text:span text:style-name="T1"><text:tab/>L'ordre no importa, però es tenen en compte totes les maneres en què poden</text:span></text:p>
      <text:p text:style-name="Standard"><text:span text:style-name="T1"><text:tab/>passar els successos “0 premis”, “1 premi”, “2 premis”. A més, totes les “jugades” les <text:tab/>podriem ordenar del mateix nombre de maneres (nombre de col.locacions per a cada <text:tab/>jugada=6): <text:s/>successos </text:span><text:span text:style-name="T3">equiprobables <text:s/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8" text:anchor-type="as-char" svg:width="3.258cm" svg:height="1.05cm" draw:z-index="18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9" text:anchor-type="as-char" svg:width="5.2cm" svg:height="1.051cm" draw:z-index="18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10" text:anchor-type="as-char" svg:width="5.186cm" svg:height="1.051cm" draw:z-index="189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11" text:anchor-type="as-char" svg:width="5.191cm" svg:height="1.051cm" draw:z-index="190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Standard"><text:span text:style-name="T1"/></text:p>
      <text:p text:style-name="Standard"><text:span text:style-name="T1"><text:tab/></text:span><text:span text:style-name="T1"><draw:frame draw:style-name="fr1" draw:name="Objeto7" text:anchor-type="as-char" svg:width="5.398cm" svg:height="1.051cm" draw:z-index="18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text:span text:style-name="T1">Exemple 2:</text:span></text:p>
      <text:p text:style-name="Standard"><text:span text:style-name="T1"/></text:p>
      <text:p text:style-name="Standard"><text:span text:style-name="T1">Póker: 5 daus, per a cada dau: N V J Q K A</text:span></text:p>
      <text:p text:style-name="Standard"><text:span text:style-name="T1"/></text:p>
      <text:p text:style-name="Standard"><text:span text:style-name="T1"/></text:p>
      <text:p text:style-name="Standard"><text:span text:style-name="T1">Resultats possibles (espai mostral):</text:span></text:p>
      <text:p text:style-name="Standard"><text:span text:style-name="T1"/></text:p>
      <text:p text:style-name="Standard"><text:span text:style-name="T1">Opció 1: <text:s text:c="2"/></text:span><text:span text:style-name="T1">Ω</text:span><text:span text:style-name="T1"> = {repóker (5 iguals), póker (4 iguals i 1 diferent), full (3 iguals i 2 iguals),</text:span></text:p>
      <text:p text:style-name="Standard"><text:span text:style-name="T1"><text:tab/> <text:s text:c="6"/>trio (3 iguals i 2 diferents), dobles parelles (2 iguals i 2 iguals i 1 diferent),</text:span></text:p>
      <text:p text:style-name="Standard"><text:span text:style-name="T1"><text:tab/> <text:s text:c="6"/>parella (2 iguals i 3 diferents), res (5 diferents) }</text:span></text:p>
      <text:p text:style-name="Standard"><text:span text:style-name="T1"/></text:p>
      <text:p text:style-name="Standard"><text:span text:style-name="T1"><text:tab/>Successos </text:span><text:span text:style-name="T3">no equiprobables</text:span></text:p>
      <text:p text:style-name="Standard"><text:span text:style-name="T1"/></text:p>
      <text:p text:style-name="Standard"><text:span text:style-name="T1"><text:s/>Opció 2: <text:s/></text:span><text:span text:style-name="T1">Ω</text:span><text:span text:style-name="T1"> = {5A, 5K, 5Q, 5J, 5V, 5N, 4A1K, 4A1Q, 4A1J, …., 4K1A, …, 3A2K, 3A2Q,</text:span></text:p>
      <text:p text:style-name="Standard"><text:span text:style-name="T1"><text:tab/> <text:s text:c="6"/>…., 3K2A, 3K2Q, …., 2A2K1Q, 2A2Q1K, …., NVJQK}</text:span></text:p>
      <text:p text:style-name="Standard"><text:span text:style-name="T1"/></text:p>
      <text:p text:style-name="Standard"><text:span text:style-name="T1"><text:tab/>Successos </text:span><text:span text:style-name="T3">no equiprobables</text:span><text:span text:style-name="T1"> </text:span></text:p>
      <text:p text:style-name="Standard"><text:span text:style-name="T1"><text:tab/>(P.ex. <text:s/>3A2K pot passar de 10 maneres però 4A1K només de 5 i 5A només d'1 )</text:span></text:p>
      <text:p text:style-name="Standard"><text:span text:style-name="T1"/></text:p>
      <text:p text:style-name="Standard"><text:span text:style-name="T1">Opció 3: <text:s/></text:span><text:span text:style-name="T1">Ω</text:span><text:span text:style-name="T1"> = {AAAAA, KKKKK, ….., AAAAK, AAAKA, AAKAA, AKAAA, KAAAA, ….,</text:span></text:p>
      <text:p text:style-name="Standard"><text:span text:style-name="T1"><text:tab/> <text:s text:c="5"/>AAAKK, AAKAK, AKAAK, KAAAK, AAKKA, AKAKA, KAAKA, AKKAA,</text:span></text:p>
      <text:p text:style-name="Standard"><text:span text:style-name="T1"><text:tab/> <text:s text:c="5"/>KAKAA, KKAAA, …, NVJQK, <text:s/>NJVQK, …..}</text:span></text:p>
      <text:p text:style-name="Standard"><text:span text:style-name="T1"/></text:p>
      <text:p text:style-name="Standard"><text:span text:style-name="T1"><text:tab/>Successos </text:span><text:span text:style-name="T3">equiprobables</text:span></text:p>
      <text:p text:style-name="Standard"><text:span text:style-name="T1"><text:tab/>(cada un d'ells pot passar d'1 única manera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3-16T12:53:44.10</dc:date>
    <meta:editing-duration>PT02H00M19S</meta:editing-duration>
    <meta:editing-cycles>22</meta:editing-cycles>
    <meta:generator>OpenOffice.org/3.0$Win32 OpenOffice.org_project/300m15$Build-9379</meta:generator>
    <meta:document-statistic meta:table-count="0" meta:image-count="0" meta:object-count="10" meta:page-count="3" meta:paragraph-count="55" meta:word-count="362" meta:character-count="3580"/>
    <meta:user-defined meta:name="Información 1"/>
    <meta:user-defined meta:name="Información 2"/>
    <meta:user-defined meta:name="Información 3"/>
    <meta:user-defined meta:name="Información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italic">CF</math:mi>
            <math:mrow>
              <math:mn>1</math:mn>
              <math:mi math:fontstyle="italic">premi</math:mi>
            </math:mrow>
          </math:msub>
          <math:mo math:stretchy="false">=</math:mo>
          <math:mrow>
            <math:mrow>
              <math:msubsup>
                <math:mi>C</math:mi>
                <math:mn>2</math:mn>
                <math:mn>1</math:mn>
              </math:msubsup>
              <math:mo math:stretchy="false">⋅</math:mo>
              <math:msubsup>
                <math:mi>C</math:mi>
                <math:mn>3</math:mn>
                <math:mn>2</math:mn>
              </math:msubsup>
            </math:mrow>
            <math:mo math:stretchy="false">⋅</math:mo>
            <math:msub>
              <math:mi>P</math:mi>
              <math:mn>3</math:mn>
            </math:msub>
          </math:mrow>
        </math:mrow>
        <math:mo math:stretchy="false">=</math:mo>
        <math:mrow>
          <math:mrow>
            <math:mfenced math:open="" math:close="">
              <math:mtable>
                <math:mtr>
                  <math:mn>2</math:mn>
                </math:mtr>
                <math:mtr>
                  <math:mn>1</math:mn>
                </math:mtr>
              </math:mtable>
            </math:mfenced>
            <math:mo math:stretchy="false">⋅</math:mo>
            <math:mfenced math:open="" math:close="">
              <math:mtable>
                <math:mtr>
                  <math:mn>3</math:mn>
                </math:mtr>
                <math:mtr>
                  <math:mn>2</math:mn>
                </math:mtr>
              </math:mtable>
            </math:mfenced>
          </math:mrow>
          <math:mo math:stretchy="false">⋅</math:mo>
          <math:mn>3</math:mn>
        </math:mrow>
      </math:mrow>
      <math:mrow>
        <math:mi>!</math:mi>
        <math:mo math:stretchy="false">=</math:mo>
        <math:mn>36</math:mn>
      </math:mrow>
    </math:mrow>
    <math:annotation math:encoding="StarMath 5.0">CF_{1 premi}=C_2^1 cdot C_3^2 cdot P_3= {left( binom{2}{1} right)} cdot {left( binom{3}{2} right)} cdot 3!= 36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italic">CF</math:mi>
            <math:mrow>
              <math:mn>0</math:mn>
              <math:mi math:fontstyle="italic">premi</math:mi>
            </math:mrow>
          </math:msub>
          <math:mo math:stretchy="false">=</math:mo>
          <math:mrow>
            <math:msubsup>
              <math:mi>C</math:mi>
              <math:mn>2</math:mn>
              <math:mn>0</math:mn>
            </math:msubsup>
            <math:mo math:stretchy="false">⋅</math:mo>
            <math:msubsup>
              <math:mi>C</math:mi>
              <math:mn>3</math:mn>
              <math:mn>3</math:mn>
            </math:msubsup>
          </math:mrow>
        </math:mrow>
        <math:mo math:stretchy="false">=</math:mo>
        <math:mrow>
          <math:mfenced math:open="" math:close="">
            <math:mtable>
              <math:mtr>
                <math:mn>2</math:mn>
              </math:mtr>
              <math:mtr>
                <math:mn>0</math:mn>
              </math:mtr>
            </math:mtable>
          </math:mfenced>
          <math:mo math:stretchy="false">⋅</math:mo>
          <math:mfenced math:open="" math:close="">
            <math:mtable>
              <math:mtr>
                <math:mn>3</math:mn>
              </math:mtr>
              <math:mtr>
                <math:mn>3</math:mn>
              </math:mtr>
            </math:mtable>
          </math:mfenced>
        </math:mrow>
      </math:mrow>
      <math:mo math:stretchy="false">=</math:mo>
      <math:mn>1</math:mn>
    </math:mrow>
    <math:annotation math:encoding="StarMath 5.0">CF_{0 premi}=C_2^0 cdot C_3^3 = {left( binom{2}{0} right)} cdot {left( binom{3}{3} right)} = 1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italic">CF</math:mi>
            <math:mrow>
              <math:mn>2</math:mn>
              <math:mi math:fontstyle="italic">premi</math:mi>
            </math:mrow>
          </math:msub>
          <math:mo math:stretchy="false">=</math:mo>
          <math:mrow>
            <math:msubsup>
              <math:mi>C</math:mi>
              <math:mn>2</math:mn>
              <math:mn>2</math:mn>
            </math:msubsup>
            <math:mo math:stretchy="false">⋅</math:mo>
            <math:msubsup>
              <math:mi>C</math:mi>
              <math:mn>3</math:mn>
              <math:mn>1</math:mn>
            </math:msubsup>
          </math:mrow>
        </math:mrow>
        <math:mo math:stretchy="false">=</math:mo>
        <math:mrow>
          <math:mfenced math:open="" math:close="">
            <math:mtable>
              <math:mtr>
                <math:mn>2</math:mn>
              </math:mtr>
              <math:mtr>
                <math:mn>2</math:mn>
              </math:mtr>
            </math:mtable>
          </math:mfenced>
          <math:mo math:stretchy="false">⋅</math:mo>
          <math:mfenced math:open="" math:close="">
            <math:mtable>
              <math:mtr>
                <math:mn>3</math:mn>
              </math:mtr>
              <math:mtr>
                <math:mn>1</math:mn>
              </math:mtr>
            </math:mtable>
          </math:mfenced>
        </math:mrow>
      </math:mrow>
      <math:mo math:stretchy="false">=</math:mo>
      <math:mn>3</math:mn>
    </math:mrow>
    <math:annotation math:encoding="StarMath 5.0">CF_{2 premi}=C_2^2 cdot C_3^1 = {left( binom{2}{2} right)} cdot {left( binom{3}{1} right)} = 3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i math:fontstyle="italic">CP</math:mi>
            <math:mo math:stretchy="false">=</math:mo>
            <math:msubsup>
              <math:mi>V</math:mi>
              <math:mn>5</math:mn>
              <math:mn>3</math:mn>
            </math:msubsup>
          </math:mrow>
          <math:mo math:stretchy="false">=</math:mo>
          <math:mfrac>
            <math:mrow>
              <math:mn>5</math:mn>
              <math:mi>!</math:mi>
            </math:mrow>
            <math:mrow>
              <math:mrow>
                <math:mo math:stretchy="false">(</math:mo>
                <math:mrow>
                  <math:mn>5</math:mn>
                  <math:mo math:stretchy="false">−</math:mo>
                  <math:mn>3</math:mn>
                </math:mrow>
                <math:mo math:stretchy="false">)</math:mo>
              </math:mrow>
              <math:mi>!</math:mi>
            </math:mrow>
          </math:mfrac>
        </math:mrow>
        <math:mo math:stretchy="false">=</math:mo>
        <math:mfrac>
          <math:mrow>
            <math:mn>5</math:mn>
            <math:mi>!</math:mi>
          </math:mrow>
          <math:mrow>
            <math:mn>2</math:mn>
            <math:mi>!</math:mi>
          </math:mrow>
        </math:mfrac>
      </math:mrow>
      <math:mo math:stretchy="false">=</math:mo>
      <math:mn>60</math:mn>
    </math:mrow>
    <math:annotation math:encoding="StarMath 5.0">CP=V_5^3={5!} over {(5-3)!}={5!} over {2!}=60 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italic">CF</math:mi>
            <math:mrow>
              <math:mn>0</math:mn>
              <math:mi math:fontstyle="italic">premi</math:mi>
            </math:mrow>
          </math:msub>
          <math:mo math:stretchy="false">=</math:mo>
          <math:mrow>
            <math:mrow>
              <math:msubsup>
                <math:mi>C</math:mi>
                <math:mn>2</math:mn>
                <math:mn>0</math:mn>
              </math:msubsup>
              <math:mo math:stretchy="false">⋅</math:mo>
              <math:msubsup>
                <math:mi>C</math:mi>
                <math:mn>3</math:mn>
                <math:mn>3</math:mn>
              </math:msubsup>
            </math:mrow>
            <math:mo math:stretchy="false">⋅</math:mo>
            <math:msub>
              <math:mi>P</math:mi>
              <math:mn>3</math:mn>
            </math:msub>
          </math:mrow>
        </math:mrow>
        <math:mo math:stretchy="false">=</math:mo>
        <math:mrow>
          <math:mrow>
            <math:mfenced math:open="" math:close="">
              <math:mtable>
                <math:mtr>
                  <math:mn>2</math:mn>
                </math:mtr>
                <math:mtr>
                  <math:mn>0</math:mn>
                </math:mtr>
              </math:mtable>
            </math:mfenced>
            <math:mo math:stretchy="false">⋅</math:mo>
            <math:mfenced math:open="" math:close="">
              <math:mtable>
                <math:mtr>
                  <math:mn>3</math:mn>
                </math:mtr>
                <math:mtr>
                  <math:mn>3</math:mn>
                </math:mtr>
              </math:mtable>
            </math:mfenced>
          </math:mrow>
          <math:mo math:stretchy="false">⋅</math:mo>
          <math:mn>3</math:mn>
        </math:mrow>
      </math:mrow>
      <math:mrow>
        <math:mi>!</math:mi>
        <math:mo math:stretchy="false">=</math:mo>
        <math:mn>6</math:mn>
      </math:mrow>
    </math:mrow>
    <math:annotation math:encoding="StarMath 5.0">CF_{0 premi}=C_2^0 cdot C_3^3 cdot P_3= {left( binom{2}{0} right)} cdot {left( binom{3}{3} right)} cdot 3!= 6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italic">CF</math:mi>
            <math:mrow>
              <math:mn>2</math:mn>
              <math:mi math:fontstyle="italic">premi</math:mi>
            </math:mrow>
          </math:msub>
          <math:mo math:stretchy="false">=</math:mo>
          <math:mrow>
            <math:mrow>
              <math:msubsup>
                <math:mi>C</math:mi>
                <math:mn>2</math:mn>
                <math:mn>2</math:mn>
              </math:msubsup>
              <math:mo math:stretchy="false">⋅</math:mo>
              <math:msubsup>
                <math:mi>C</math:mi>
                <math:mn>3</math:mn>
                <math:mn>1</math:mn>
              </math:msubsup>
            </math:mrow>
            <math:mo math:stretchy="false">⋅</math:mo>
            <math:msub>
              <math:mi>P</math:mi>
              <math:mn>3</math:mn>
            </math:msub>
          </math:mrow>
        </math:mrow>
        <math:mo math:stretchy="false">=</math:mo>
        <math:mrow>
          <math:mrow>
            <math:mfenced math:open="" math:close="">
              <math:mtable>
                <math:mtr>
                  <math:mn>2</math:mn>
                </math:mtr>
                <math:mtr>
                  <math:mn>2</math:mn>
                </math:mtr>
              </math:mtable>
            </math:mfenced>
            <math:mo math:stretchy="false">⋅</math:mo>
            <math:mfenced math:open="" math:close="">
              <math:mtable>
                <math:mtr>
                  <math:mn>3</math:mn>
                </math:mtr>
                <math:mtr>
                  <math:mn>1</math:mn>
                </math:mtr>
              </math:mtable>
            </math:mfenced>
          </math:mrow>
          <math:mo math:stretchy="false">⋅</math:mo>
          <math:mn>3</math:mn>
        </math:mrow>
      </math:mrow>
      <math:mrow>
        <math:mi>!</math:mi>
        <math:mo math:stretchy="false">=</math:mo>
        <math:mn>18</math:mn>
      </math:mrow>
    </math:mrow>
    <math:annotation math:encoding="StarMath 5.0">CF_{2 premi}=C_2^2 cdot C_3^1 cdot P_3= {left( binom{2}{2} right)} cdot {left( binom{3}{1} right)} cdot 3!= 18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italic">CF</math:mi>
            <math:mrow>
              <math:mn>1er</math:mn>
              <math:mi math:fontstyle="italic">premi</math:mi>
            </math:mrow>
          </math:msub>
          <math:mo math:stretchy="false">=</math:mo>
          <math:mrow>
            <math:mrow>
              <math:msubsup>
                <math:mi>C</math:mi>
                <math:mn>1</math:mn>
                <math:mn>1</math:mn>
              </math:msubsup>
              <math:mo math:stretchy="false">⋅</math:mo>
              <math:msubsup>
                <math:mi>C</math:mi>
                <math:mn>4</math:mn>
                <math:mn>2</math:mn>
              </math:msubsup>
            </math:mrow>
            <math:mo math:stretchy="false">⋅</math:mo>
            <math:msub>
              <math:mi>P</math:mi>
              <math:mn>3</math:mn>
            </math:msub>
          </math:mrow>
        </math:mrow>
        <math:mo math:stretchy="false">=</math:mo>
        <math:mrow>
          <math:mrow>
            <math:mfenced math:open="" math:close="">
              <math:mtable>
                <math:mtr>
                  <math:mn>1</math:mn>
                </math:mtr>
                <math:mtr>
                  <math:mn>1</math:mn>
                </math:mtr>
              </math:mtable>
            </math:mfenced>
            <math:mo math:stretchy="false">⋅</math:mo>
            <math:mfenced math:open="" math:close="">
              <math:mtable>
                <math:mtr>
                  <math:mn>4</math:mn>
                </math:mtr>
                <math:mtr>
                  <math:mn>2</math:mn>
                </math:mtr>
              </math:mtable>
            </math:mfenced>
          </math:mrow>
          <math:mo math:stretchy="false">⋅</math:mo>
          <math:mn>3</math:mn>
        </math:mrow>
      </math:mrow>
      <math:mrow>
        <math:mi>!</math:mi>
        <math:mo math:stretchy="false">=</math:mo>
        <math:mn>36</math:mn>
      </math:mrow>
    </math:mrow>
    <math:annotation math:encoding="StarMath 5.0">CF_{1er premi}=C_1^1 cdot C_4^2 cdot P_3= {left( binom{1}{1} right)} cdot {left( binom{4}{2} right)} cdot 3!= 36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italic">CF</math:mi>
            <math:mrow>
              <math:mn>1er</math:mn>
              <math:mi math:fontstyle="italic">premi</math:mi>
            </math:mrow>
          </math:msub>
          <math:mo math:stretchy="false">=</math:mo>
          <math:mrow>
            <math:msubsup>
              <math:mi>C</math:mi>
              <math:mn>1</math:mn>
              <math:mn>1</math:mn>
            </math:msubsup>
            <math:mo math:stretchy="false">⋅</math:mo>
            <math:msubsup>
              <math:mi>C</math:mi>
              <math:mn>4</math:mn>
              <math:mn>2</math:mn>
            </math:msubsup>
          </math:mrow>
        </math:mrow>
        <math:mo math:stretchy="false">=</math:mo>
        <math:mrow>
          <math:mfenced math:open="" math:close="">
            <math:mtable>
              <math:mtr>
                <math:mn>1</math:mn>
              </math:mtr>
              <math:mtr>
                <math:mn>1</math:mn>
              </math:mtr>
            </math:mtable>
          </math:mfenced>
          <math:mo math:stretchy="false">⋅</math:mo>
          <math:mfenced math:open="" math:close="">
            <math:mtable>
              <math:mtr>
                <math:mn>4</math:mn>
              </math:mtr>
              <math:mtr>
                <math:mn>2</math:mn>
              </math:mtr>
            </math:mtable>
          </math:mfenced>
        </math:mrow>
      </math:mrow>
      <math:mo math:stretchy="false">=</math:mo>
      <math:mn>6</math:mn>
    </math:mrow>
    <math:annotation math:encoding="StarMath 5.0">CF_{1er premi}=C_1^1 cdot C_4^2 = {left( binom{1}{1} right)} cdot {left( binom{4}{2} right)} = 6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italic">CP</math:mi>
          <math:mo math:stretchy="false">=</math:mo>
          <math:msubsup>
            <math:mi>C</math:mi>
            <math:mn>5</math:mn>
            <math:mn>3</math:mn>
          </math:msubsup>
        </math:mrow>
        <math:mo math:stretchy="false">=</math:mo>
        <math:mfenced math:open="" math:close="">
          <math:mtable>
            <math:mtr>
              <math:mn>5</math:mn>
            </math:mtr>
            <math:mtr>
              <math:mn>3</math:mn>
            </math:mtr>
          </math:mtable>
        </math:mfenced>
      </math:mrow>
      <math:mo math:stretchy="false">=</math:mo>
      <math:mn>10</math:mn>
    </math:mrow>
    <math:annotation math:encoding="StarMath 5.0">CP=C_5^3=left( binom{5}{3} right)=10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>
            <math:mi math:fontstyle="italic">CF</math:mi>
            <math:mrow>
              <math:mn>1</math:mn>
              <math:mi math:fontstyle="italic">premi</math:mi>
            </math:mrow>
          </math:msub>
          <math:mo math:stretchy="false">=</math:mo>
          <math:mrow>
            <math:msubsup>
              <math:mi>C</math:mi>
              <math:mn>2</math:mn>
              <math:mn>1</math:mn>
            </math:msubsup>
            <math:mo math:stretchy="false">⋅</math:mo>
            <math:msubsup>
              <math:mi>C</math:mi>
              <math:mn>3</math:mn>
              <math:mn>2</math:mn>
            </math:msubsup>
          </math:mrow>
        </math:mrow>
        <math:mo math:stretchy="false">=</math:mo>
        <math:mrow>
          <math:mfenced math:open="" math:close="">
            <math:mtable>
              <math:mtr>
                <math:mn>2</math:mn>
              </math:mtr>
              <math:mtr>
                <math:mn>1</math:mn>
              </math:mtr>
            </math:mtable>
          </math:mfenced>
          <math:mo math:stretchy="false">⋅</math:mo>
          <math:mfenced math:open="" math:close="">
            <math:mtable>
              <math:mtr>
                <math:mn>3</math:mn>
              </math:mtr>
              <math:mtr>
                <math:mn>2</math:mn>
              </math:mtr>
            </math:mtable>
          </math:mfenced>
        </math:mrow>
      </math:mrow>
      <math:mo math:stretchy="false">=</math:mo>
      <math:mn>6</math:mn>
    </math:mrow>
    <math:annotation math:encoding="StarMath 5.0">CF_{1 premi}=C_2^1 cdot C_3^2 = {left( binom{2}{1} right)} cdot {left( binom{3}{2} right)} = 6</math:annotation>
  </math:semantics>
</math:math>
</file>